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Calibri Light" svg:font-family="'Calibri Light'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317cm" table:align="left"/>
    </style:style>
    <style:style style:name="Table1.A" style:family="table-column">
      <style:table-column-properties style:column-width="4.352cm"/>
    </style:style>
    <style:style style:name="Table1.B" style:family="table-column">
      <style:table-column-properties style:column-width="1.864cm"/>
    </style:style>
    <style:style style:name="Table1.C" style:family="table-column">
      <style:table-column-properties style:column-width="1.10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master-page-name="HTML">
      <style:paragraph-properties fo:margin-left="0cm" fo:margin-right="0cm" fo:text-align="start" style:justify-single-word="false" fo:text-indent="0cm" style:auto-text-indent="false" style:page-number="auto"/>
      <style:text-properties fo:color="#075b91" loext:opacity="100%" style:font-name="Calibri Light" fo:font-size="36pt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4f81bc" loext:opacity="100%" style:font-name="Calibri Light" fo:font-size="19.5pt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loext:opacity="100%" style:font-name="Cambria" fo:font-size="10.5pt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Cambria" fo:font-size="10.5pt"/>
    </style:style>
    <style:style style:name="P7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T1" style:family="text">
      <style:text-properties fo:color="#075b91" loext:opacity="100%" style:font-name="Calibri Light" fo:font-size="36pt"/>
    </style:style>
    <style:style style:name="T2" style:family="text">
      <style:text-properties fo:color="#075b91" loext:opacity="100%" fo:font-family="Helvetica" fo:font-size="13.5pt"/>
    </style:style>
    <style:style style:name="T3" style:family="text">
      <style:text-properties fo:color="#365f91" loext:opacity="100%" fo:font-family="Calibri" fo:font-size="19.5pt"/>
    </style:style>
    <style:style style:name="T4" style:family="text">
      <style:text-properties fo:color="#000000" loext:opacity="100%" style:font-name="Cambria" fo:font-size="10.5pt"/>
    </style:style>
    <style:style style:name="T5" style:family="text">
      <style:text-properties fo:color="#000000" loext:opacity="100%" fo:font-family="Calibri" fo:font-size="12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N-DISCLOSUREAGREEMENT <text:line-break/>edit test</text:p>
      <text:p text:style-name="P2"><text:span text:style-name="T1">ad xjzxsc </text:span><text:span text:style-name="Emphasis"><text:span text:style-name="T2">xxc zxhcSxc xjhsbxc SX</text:span></text:span><text:span text:style-name="T1">f</text:span></text:p>
      <text:p text:style-name="P2"><text:span text:style-name="Strong_20_Emphasis"><text:span text:style-name="T3">Non-Disclosure Agreement (NDA)</text:span></text:span></text:p>
      <text:p text:style-name="P3">This Agreement is entered into by and between:</text:p>
      <text:p text:style-name="P2"><text:span text:style-name="Strong_20_Emphasis"><text:span text:style-name="T4">{Account.Name}</text:span></text:span><text:span text:style-name="T4">, a </text:span><text:span text:style-name="Strong_20_Emphasis"><text:span text:style-name="T4">{Account.BillingState}</text:span></text:span><text:span text:style-name="T4"> </text:span><text:span text:style-name="Strong_20_Emphasis"><text:span text:style-name="T4">{Account.Type}</text:span></text:span><text:span text:style-name="T4">, with its principal place of business at </text:span><text:span text:style-name="Strong_20_Emphasis"><text:span text:style-name="T4">{Account.BillingStreet}</text:span></text:span><text:span text:style-name="T4"> (hereinafter referred to as the 'Company').</text:span></text:p>
      <text:p text:style-name="P2"><text:span text:style-name="Strong_20_Emphasis"><text:span text:style-name="T4">{FirstName}{LastName}</text:span></text:span><text:span text:style-name="T4">, a </text:span><text:span text:style-name="Strong_20_Emphasis"><text:span text:style-name="T4">{MailingState}</text:span></text:span><text:span text:style-name="T4"> with its principal place of business at </text:span><text:span text:style-name="Strong_20_Emphasis"><text:span text:style-name="T4">{MailingStreet}</text:span></text:span><text:span text:style-name="T4"> (hereinafter referred to as the 'Client').</text:span></text:p>
      <text:p text:style-name="P4"><draw:frame draw:style-name="fr1" draw:name="Image1" text:anchor-type="as-char" svg:width="14.155cm" svg:height="9.446cm" draw:z-index="0"><draw:image xlink:href="https://images.pexels.com/photos/32131630/pexels-photo-32131630/free-photo-of-scenic-road-through-canadian-rockies-in-jasper.jpeg?auto=compress&amp;cs=tinysrgb&amp;w=1260&amp;h=750&amp;dpr=1" xlink:type="simple" xlink:show="embed" xlink:actuate="onLoad"/><svg:title>Free Stunning view of a road leading to mountains in Jasper National Park, Alberta. Stock Photo</svg:title></draw:frame></text:p>
      <text:p text:style-name="P3">Purpose</text:p>
      <text:p text:style-name="P5">This Agreement is designed to protect the Company's proprietary and sensitive data (referred to as 'Confidential Information') from unauthorized disclosure by the Client and its representatives.</text:p>
      <text:p text:style-name="P3">Confidential Information</text:p>
      <text:p text:style-name="P6">Confidential Information includes, but is not limited to:</text:p>
      <text:p text:style-name="P6">Trade secrets, know-how, product designs, prototypes, samples, methods, formulas, pricing information, and data.</text:p>
      <text:p text:style-name="P6">Financial, sales, marketing, operational, and client details.</text:p>
      <text:p text:style-name="P6">Observations or examinations of the Company's facilities or operations.</text:p>
      <text:p text:style-name="P6">Exclusions: Information is not considered Confidential if it:</text:p>
      <text:p text:style-name="P6">Becomes publicly available without breach of this Agreement.</text:p>
      <text:p text:style-name="P6">Was known to the Client before receiving it, as evidenced by written records.</text:p>
      <text:p text:style-name="P6">Is lawfully obtained from a third party without confidentiality obligations.</text:p>
      <text:p text:style-name="P6">Is independently developed by the Client without reference to the Company's information.</text:p>
      <text:p text:style-name="P3">Protection of Confidential Information</text:p>
      <text:p text:style-name="P5">The Client agrees to protect Confidential Information using at least the same care it uses to safeguard its own confidential information, but no less than reasonable care.</text:p>
      <text:p text:style-name="P6">Disclosure is only allowed to the Client’s representatives who have a legitimate 'need to</text:p>
      <text:p text:style-name="P6">know' and are bound by similar confidentiality obligations.</text:p>
      <text:p text:style-name="P5">The Client must not attempt to reproduce, reverse-engineer, or replicate Confidential Information without prior written consent.</text:p>
      <text:p text:style-name="P5">Legal Disclosure: If the Client is required by law or legal process to disclose Confidential Information, it must notify the Company in advance (if permitted) to allow for objections or protective orders.</text:p>
      <text:p text:style-name="P3">Term</text:p>
      <text:p text:style-name="P5">This Agreement will remain in effect for the duration of the associated agreement and for an additional five (5) years after its expiration.</text:p>
      <text:p text:style-name="P3">Governing Law</text:p>
      <text:p text:style-name="P6">This Agreement will be governed by the laws of the State of Virginia. Any disputes arising from this Agreement shall be resolved in Virginia courts or through mediation.</text:p>
      <text:p text:style-name="P3">Enforcement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<text:soft-page-break/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</text:p>
      <text:p text:style-name="P5">A breach of this NDA may result in material damages and termination of the associated agreement. Both parties agree to notify each other of any unauthorized dish s zxhjz Zk zkl xk zxjz zjz zhzhzhzzhjzhzhzhz zhzhzhzh zhzhz zhjz zjz x,zxbzx zhx zbnbx zmz zxZxjZx Z zxZxjZx Z closures and take reasonable corrective steps.</text:p>
      <text:p text:style-name="P3">Signature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<text:span text:style-name="Strong_20_Emphasis"><text:span text:style-name="T5">Party</text:span></text:span></text:p>
          </table:table-cell>
          <table:table-cell table:style-name="Table1.A1" office:value-type="string">
            <text:p text:style-name="P7"><text:span text:style-name="Strong_20_Emphasis"><text:span text:style-name="T5">Signature</text:span></text:span></text:p>
          </table:table-cell>
          <table:table-cell table:style-name="Table1.A1" office:value-type="string">
            <text:p text:style-name="P7"><text:span text:style-name="Strong_20_Emphasis"><text:span text:style-name="T5">Date</text:span></text:span></text:p>
          </table:table-cell>
        </table:table-row>
        <table:table-row>
          <table:table-cell table:style-name="Table1.A1" office:value-type="string">
            <text:p text:style-name="P7"><text:span text:style-name="Strong_20_Emphasis"><text:span text:style-name="T5">{</text:span>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7"><text:span text:style-name="Strong_20_Emphasis"><text:span text:style-name="T5">{FirstName}{LastName}</text:span>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p text:style-name="P6">In acknowledgment of and agreement to the terms outlined herein, the parties have signed below as of the Effective Date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Calibri Light" svg:font-family="'Calibri Light'"/>
    <style:font-face style:name="Cambria" svg:font-family="Cambri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IN" style:font-name-asian="N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, sans-serif" style:font-name-asian="Arial" style:font-family-asian="Arial, sans-serif" style:font-name-complex="Arial" style:font-family-complex="Arial, sans-serif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ing_20_1" style:display-name="Heading 1" style:family="paragraph" style:parent-style-name="Heading" style:next-style-name="Text_20_body" style:class="chapter">
      <style:text-properties fo:font-size="24pt" fo:font-weight="bold" style:font-size-asian="24pt" style:font-weight-asian="bold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none" fo:padding="0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Document</dc:title>
    <meta:document-statistic meta:table-count="1" meta:image-count="1" meta:object-count="0" meta:page-count="2" meta:paragraph-count="163" meta:word-count="6030" meta:character-count="35588" meta:non-whitespace-character-count="29719"/>
    <meta:generator>LibreOffice/25.2.3.2$Windows_X86_64 LibreOffice_project/bbb074479178df812d175f709636b368952c2ce3</meta:generator>
    <meta:user-defined meta:name=""/>
  </office:meta>
</office:document-meta>
</file>